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d58a3" officeooo:paragraph-rsid="000d58a3"/>
    </style:style>
    <style:style style:name="P2" style:family="paragraph" style:parent-style-name="Heading_20_2">
      <style:text-properties officeooo:rsid="000d63a5" officeooo:paragraph-rsid="000d63a5"/>
    </style:style>
    <style:style style:name="P3" style:family="paragraph" style:parent-style-name="Text_20_body">
      <style:text-properties officeooo:rsid="000d58a3" officeooo:paragraph-rsid="000d58a3"/>
    </style:style>
    <style:style style:name="P4" style:family="paragraph" style:parent-style-name="Text_20_body">
      <style:text-properties officeooo:rsid="000d63a5" officeooo:paragraph-rsid="000d63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ikkoraportti 1</text:p>
      <text:h text:style-name="P1" text:outline-level="2">Työn edistyminen</text:h>
      <text:p text:style-name="P3">Tällä viikolla olen aloittanut projektin kanssa tyoskentelyn. Aiheenani on koneoppimisella toteutettava nimigeneraattori, jonka kirjoitan Java-kielellä. Olen valinnut algoritmit ja tietojärjestelmät, kuten määrittelydokumentissa sanotaan. En ole vielä kirjoittanut riviäkään koodia, mutta olen luonut projektin, lisännut sen githubiin ja tehnyt suunnitelmia prijektin etenemiseksi.</text:p>
      <text:p text:style-name="P3"/>
      <text:h text:style-name="P1" text:outline-level="2">Opin</text:h>
      <text:p text:style-name="P3">Olen käyttänyt gittiä aikaisemminkin, mutta siitä on jo useita kuukausia, joten kesti hetken palautella kaikki mieleen. Opin kuitenkin, kuinka tärkeä datan määrä koneoppimisessa on, joten päädyin muuttamaan alkuperäisen ideani (motivaatiolausegenerointi) joksikin vähän yksinkertaisemmaksi, josta on helpompi löytää riittävästi dataa.</text:p>
      <text:p text:style-name="P3"/>
      <text:h text:style-name="P2" text:outline-level="2">Epäselvää</text:h>
      <text:p text:style-name="P4">Ei vielä mitään. Muutamia kysymyksiä on, mutta lähinnä ne liittyvät algoritmeihin ja tietojärjestelmiin ja tiedän, että saan niihin vastauksen kun jähden tutkiskelemaan syvemmin</text:p>
      <text:p text:style-name="P4"/>
      <text:h text:style-name="P2" text:outline-level="2">Seuraavaksi</text:h>
      <text:p text:style-name="P4">Ensi viikolla aion käydä läpi materiaalia valittuihin algoritmeihin ja tietojärjestelmiin liittyen, ja ryhtyä soveltamaan sitä aiheeseeni. Haluaisin saada jonkinnäköisen rungon/kokonaiskuvan valmiiks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0:32:25.539323802</meta:creation-date>
    <dc:date>2022-09-09T11:12:12.604093859</dc:date>
    <meta:editing-duration>PT4M1S</meta:editing-duration>
    <meta:editing-cycles>2</meta:editing-cycles>
    <meta:generator>LibreOffice/7.3.5.2$Linux_X86_64 LibreOffice_project/30$Build-2</meta:generator>
    <meta:document-statistic meta:table-count="0" meta:image-count="0" meta:object-count="0" meta:page-count="1" meta:paragraph-count="9" meta:word-count="131" meta:character-count="1149" meta:non-whitespace-character-count="1027"/>
  </office:meta>
</office:document-meta>
</file>